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b4c7dc" draw:textarea-horizontal-align="justify" draw:textarea-vertical-align="middle" draw:auto-grow-height="false" fo:min-height="1.637cm" fo:min-width="2.70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52cm" fo:min-width="5.215cm"/>
    </style:style>
    <style:style style:name="gr3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opacity-name="" draw:textarea-horizontal-align="justify" draw:textarea-vertical-align="middle" draw:auto-grow-height="false" fo:min-height="2.608cm" fo:min-width="23.9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608cm" fo:min-width="23.9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4.778cm" fo:min-width="23.896cm" fo:padding-top="0.151cm" fo:padding-bottom="0.151cm" fo:padding-left="0.276cm" fo:padding-right="0.276cm"/>
    </style:style>
    <style:style style:name="gr6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222cm" fo:min-width="4.52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a933" draw:marker-start-width="0.321cm" draw:marker-end-width="0.321cm" svg:stroke-opacity="60%" draw:fill="solid" draw:fill-color="#00a933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13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color="#000000" draw:fill="none" draw:fill-color="#ffffff" fo:min-height="3.24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19" style:family="graphic" style:parent-style-name="objectwithoutfill">
      <style:graphic-properties svg:stroke-width="0.053cm" svg:stroke-color="#000000" draw:marker-start="Arrowheads_20_20" draw:marker-start-width="0.379cm" draw:marker-end="Arrowheads_20_21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00" draw:marker-start="Arrowheads_20_22" draw:marker-start-width="0.379cm" draw:marker-end="Arrowheads_20_23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b4c7dc" draw:textarea-horizontal-align="justify" draw:textarea-vertical-align="middle" draw:auto-grow-height="false" fo:min-height="0.887cm" fo:min-width="1.89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65cm" fo:min-width="2.235cm"/>
    </style:style>
    <style:style style:name="gr23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opacity-name="" draw:textarea-horizontal-align="justify" draw:textarea-vertical-align="middle" draw:auto-grow-height="false" fo:min-height="2.561cm" fo:min-width="11.145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561cm" fo:min-width="11.145cm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65cm" fo:min-width="2.234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1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11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4" style:family="graphic" style:parent-style-name="objectwithoutfill">
      <style:graphic-properties svg:stroke-width="0.035cm" svg:stroke-color="#000000" draw:marker-start="Arrowheads_20_24" draw:marker-start-width="0.352cm" draw:marker-end="Arrowheads_20_25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="Arrowheads_20_26" draw:marker-start-width="0.352cm" draw:marker-end="Arrowheads_20_27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="Arrowheads_20_28" draw:marker-start-width="0.352cm" draw:marker-end="Arrowheads_20_29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000000" draw:marker-start="Arrowheads_20_30" draw:marker-start-width="0.352cm" draw:marker-end="Arrowheads_20_31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opacity-name="" draw:textarea-horizontal-align="justify" draw:textarea-vertical-align="middle" draw:auto-grow-height="false" fo:min-height="2.556cm" fo:min-width="23.896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556cm" fo:min-width="23.89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b4c7d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2a6099" draw:opacity="25%"/>
      <style:paragraph-properties fo:text-align="center"/>
    </style:style>
    <style:style style:name="P5" style:family="paragraph">
      <loext:graphic-properties draw:fill="solid" draw:fill-color="#2a6099" draw:opacity="25%"/>
      <style:paragraph-properties fo:text-align="center"/>
    </style:style>
    <style:style style:name="P6" style:family="paragraph">
      <style:paragraph-properties fo:margin-top="0cm" fo:margin-bottom="0.356cm" fo:text-align="center"/>
    </style:style>
    <style:style style:name="P7" style:family="paragraph">
      <loext:graphic-properties draw:fill="solid" draw:fill-color="#ff8000" draw:opacity="25%"/>
      <style:paragraph-properties fo:margin-top="0cm" fo:margin-bottom="0.356cm"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ff0000" draw:opacity="25%"/>
      <style:paragraph-properties fo:margin-top="0cm" fo:margin-bottom="0.356cm"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00a933" draw:opacity="25%"/>
      <style:paragraph-properties fo:margin-top="0cm" fo:margin-bottom="0.356cm" fo:text-align="center"/>
      <style:text-properties fo:font-size="10pt" style:font-size-asian="10pt" style:font-size-complex="10pt"/>
    </style:style>
    <style:style style:name="P10" style:family="paragraph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margin-top="0cm" fo:margin-bottom="0.356cm" fo:text-align="center"/>
      <style:text-properties fo:font-size="10pt"/>
    </style:style>
    <style:style style:name="P19" style:family="paragraph"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3" style:family="paragraph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7" style:family="text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51cm" svg:height="2.781cm" svg:x="11.645cm" svg:y="1.203cm">
          <text:p text:style-name="P1"><text:span text:style-name="T1">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7.302cm" svg:x="3.54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4.448cm" svg:height="2.858cm" svg:x="1.746cm" svg:y="5.1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4.448cm" svg:height="2.858cm" svg:x="1.746cm" svg:y="10.1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4.448cm" svg:height="5.08cm" svg:x="1.746cm" svg:y="15.2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5.08cm" svg:height="1.524cm" svg:x="11.43cm" svg:y="5.724cm">
          <text:p text:style-name="P6"><text:span text:style-name="T2">Interface 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5.08cm" svg:height="1.524cm" svg:x="11.43cm" svg:y="10.804cm">
          <text:p text:style-name="P6"><text:span text:style-name="T2">Controller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5.884cm">
          <text:p text:style-name="P6"><text:span text:style-name="T2">Driver 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" draw:id="id3" draw:layer="layout" svg:width="5.08cm" svg:height="1.524cm" svg:x="3.819cm" svg:y="5.724cm">
          <text:p text:style-name="P6"><text:span text:style-name="T2">Interfa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7" draw:id="id7" draw:layer="layout" svg:width="5.08cm" svg:height="1.524cm" svg:x="19.059cm" svg:y="5.724cm">
          <text:p text:style-name="P6"><text:span text:style-name="T2">Interface 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5.08cm" svg:height="1.524cm" svg:x="19.059cm" svg:y="10.804cm">
          <text:p text:style-name="P6"><text:span text:style-name="T2">Controller 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5.884cm">
          <text:p text:style-name="P6"><text:span text:style-name="T2">Driver 3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5.08cm" svg:height="1.524cm" svg:x="3.819cm" svg:y="10.804cm">
          <text:p text:style-name="P6"><text:span text:style-name="T2">Controller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3.819cm" svg:y="15.884cm">
          <text:p text:style-name="P6"><text:span text:style-name="T2">Driv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7.302cm" svg:x="11.16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7.302cm" svg:x="18.78cm" svg:y="5.44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81cm" svg:height="0.763cm" draw:transform="rotate (1.5707963267949) translate (1.021cm 8.29cm)">
          <draw:text-box>
            <text:p text:style-name="P10"><text:span text:style-name="T3">INTERFACES</text:span></text:p>
          </draw:text-box>
        </draw:frame>
        <draw:frame draw:style-name="gr10" draw:text-style-name="P11" draw:layer="layout" svg:width="3.81cm" svg:height="0.763cm" draw:transform="rotate (1.5707963267949) translate (1.022cm 13.37cm)">
          <draw:text-box>
            <text:p text:style-name="P10"><text:span text:style-name="T3">CONTROLLERS</text:span></text:p>
          </draw:text-box>
        </draw:frame>
        <draw:frame draw:style-name="gr10" draw:text-style-name="P11" draw:layer="layout" svg:width="3.81cm" svg:height="0.763cm" draw:transform="rotate (1.5707963267949) translate (1.023cm 20.66cm)">
          <draw:text-box>
            <text:p text:style-name="P10"><text:span text:style-name="T3">DRIVER</text:span><text:span text:style-name="T3">S</text:span></text:p>
          </draw:text-box>
        </draw:frame>
        <draw:connector draw:style-name="gr11" draw:text-style-name="P3" draw:layer="layout" draw:type="line" svg:x1="13.971cm" svg:y1="3.984cm" svg:x2="13.97cm" svg:y2="5.127cm" draw:start-shape="id1" draw:start-glue-point="8" draw:end-shape="id2" draw:end-glue-point="0" svg:d="M13971 3984l-1 1143" svg:viewBox="0 0 2 1144">
          <text:p/>
        </draw:connector>
        <draw:custom-shape draw:style-name="gr8" draw:text-style-name="P9" draw:layer="layout" svg:width="5.08cm" svg:height="1.524cm" svg:x="3.819cm" svg:y="18.424cm">
          <text:p text:style-name="P6"><text:span text:style-name="T2">Driver 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8.424cm">
          <text:p text:style-name="P6"><text:span text:style-name="T2">Driver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8.424cm">
          <text:p text:style-name="P6"><text:span text:style-name="T2">Driver 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10.207cm" svg:y1="10.207cm" svg:x2="10.207cm" svg:y2="7.985cm" svg:d="M10207 10207v-2222" svg:viewBox="0 0 1 2223">
          <text:p/>
        </draw:connector>
        <draw:connector draw:style-name="gr12" draw:text-style-name="P3" draw:layer="layout" draw:type="line" svg:x1="17.815cm" svg:y1="10.181cm" svg:x2="17.815cm" svg:y2="7.959cm" svg:d="M17815 10181v-2222" svg:viewBox="0 0 1 2223">
          <text:p/>
        </draw:connector>
        <draw:connector draw:style-name="gr12" draw:text-style-name="P3" draw:layer="layout" draw:type="line" svg:x1="25.435cm" svg:y1="10.207cm" svg:x2="25.435cm" svg:y2="7.985cm" svg:d="M25435 10207v-2222" svg:viewBox="0 0 1 2223">
          <text:p/>
        </draw:connector>
        <draw:connector draw:style-name="gr12" draw:text-style-name="P3" draw:layer="layout" draw:type="line" svg:x1="2.575cm" svg:y1="10.234cm" svg:x2="2.575cm" svg:y2="8.012cm" svg:d="M2575 10234v-2222" svg:viewBox="0 0 1 2223">
          <text:p/>
        </draw:connector>
        <draw:connector draw:style-name="gr12" draw:text-style-name="P3" draw:layer="layout" draw:type="line" svg:x1="10.195cm" svg:y1="13.027cm" svg:x2="10.195cm" svg:y2="15.249cm" svg:d="M10195 13027v2222" svg:viewBox="0 0 1 2223">
          <text:p/>
        </draw:connector>
        <draw:connector draw:style-name="gr12" draw:text-style-name="P3" draw:layer="layout" draw:type="line" svg:x1="17.815cm" svg:y1="13.04cm" svg:x2="17.815cm" svg:y2="15.262cm" svg:d="M17815 13040v2222" svg:viewBox="0 0 1 2223">
          <text:p/>
        </draw:connector>
        <draw:connector draw:style-name="gr12" draw:text-style-name="P3" draw:layer="layout" draw:type="line" svg:x1="25.435cm" svg:y1="12.975cm" svg:x2="25.435cm" svg:y2="15.197cm" svg:d="M25435 12975v2222" svg:viewBox="0 0 1 2223">
          <text:p/>
        </draw:connector>
        <draw:connector draw:style-name="gr12" draw:text-style-name="P3" draw:layer="layout" draw:type="line" svg:x1="2.575cm" svg:y1="13.04cm" svg:x2="2.575cm" svg:y2="15.262cm" svg:d="M2575 13040v2222" svg:viewBox="0 0 1 2223">
          <text:p/>
        </draw:connector>
        <draw:connector draw:style-name="gr13" draw:text-style-name="P3" draw:layer="layout" draw:type="line" svg:x1="6.359cm" svg:y1="7.248cm" svg:x2="6.359cm" svg:y2="10.804cm" draw:start-shape="id3" draw:start-glue-point="2" draw:end-shape="id4" draw:end-glue-point="0" svg:d="M6359 7248v3556" svg:viewBox="0 0 1 3557">
          <text:p/>
        </draw:connector>
        <draw:connector draw:style-name="gr14" draw:text-style-name="P3" draw:layer="layout" draw:type="line" svg:x1="13.97cm" svg:y1="7.248cm" svg:x2="13.97cm" svg:y2="10.804cm" draw:start-shape="id5" draw:start-glue-point="2" draw:end-shape="id6" draw:end-glue-point="0" svg:d="M13970 7248v3556" svg:viewBox="0 0 1 3557">
          <text:p/>
        </draw:connector>
        <draw:connector draw:style-name="gr15" draw:text-style-name="P3" draw:layer="layout" draw:type="line" svg:x1="21.599cm" svg:y1="7.248cm" svg:x2="21.599cm" svg:y2="10.804cm" draw:start-shape="id7" draw:start-glue-point="2" draw:end-shape="id8" draw:end-glue-point="0" svg:d="M21599 7248v3556" svg:viewBox="0 0 1 3557">
          <text:p/>
        </draw:connector>
        <draw:frame draw:style-name="gr16" draw:text-style-name="P12" draw:layer="layout" svg:width="9.842cm" svg:height="3.493cm" svg:x="16.875cm" svg:y="1.317cm">
          <draw:text-box>
            <text:p><text:span text:style-name="T4">1.</text:span><text:span text:style-name="T5"> A </text:span><text:span text:style-name="T5">module </text:span><text:span text:style-name="T5">could </text:span><text:span text:style-name="T5">consists </text:span><text:span text:style-name="T5">of a </text:span><text:span text:style-name="T5">sub-</text:span><text:span text:style-name="T5">system </text:span><text:span text:style-name="T5">or a </text:span><text:span text:style-name="T5">sub-</text:span><text:span text:style-name="T5">function.</text:span></text:p>
            <text:p><text:span text:style-name="T4">2.</text:span><text:span text:style-name="T5"> An </text:span><text:span text:style-name="T5">interfac</text:span><text:span text:style-name="T5">e allows </text:span><text:span text:style-name="T5">request</text:span><text:span text:style-name="T5">s to a </text:span><text:span text:style-name="T5">controlle</text:span><text:span text:style-name="T5">r. </text:span><text:span text:style-name="T5">Request</text:span><text:span text:style-name="T5">s may </text:span><text:span text:style-name="T5">include </text:span><text:span text:style-name="T5"><text:tab/></text:span><text:span text:style-name="T5">getting a </text:span><text:span text:style-name="T5">data </text:span><text:span text:style-name="T5">value </text:span><text:span text:style-name="T5">kept in a </text:span><text:span text:style-name="T5">controlle</text:span><text:span text:style-name="T5">r, </text:span><text:span text:style-name="T5">requesti</text:span><text:span text:style-name="T5">ng a </text:span><text:span text:style-name="T5">change </text:span><text:span text:style-name="T5">to a </text:span><text:span text:style-name="T5">data </text:span><text:span text:style-name="T5">value, </text:span><text:span text:style-name="T5">requesti</text:span><text:span text:style-name="T5">ng for </text:span><text:span text:style-name="T5">an </text:span><text:span text:style-name="T5">event to </text:span><text:span text:style-name="T5">occur or </text:span><text:span text:style-name="T5">change, </text:span><text:span text:style-name="T5">requesti</text:span><text:span text:style-name="T5">ng for a </text:span><text:span text:style-name="T5">state to </text:span><text:span text:style-name="T5">change, </text:span><text:span text:style-name="T5">having a </text:span><text:span text:style-name="T5">process </text:span><text:span text:style-name="T5">occur, </text:span><text:span text:style-name="T5">etc.</text:span></text:p>
            <text:p><text:span text:style-name="T6">3. </text:span><text:span text:style-name="T7">A </text:span><text:span text:style-name="T7">controlle</text:span><text:span text:style-name="T7">r allows </text:span><text:span text:style-name="T7">data to </text:span><text:span text:style-name="T7">be kept </text:span><text:span text:style-name="T7">and </text:span><text:span text:style-name="T7">modified</text:span><text:span text:style-name="T7">, </text:span><text:span text:style-name="T7">events/</text:span><text:span text:style-name="T7">states </text:span><text:span text:style-name="T7">to occur </text:span><text:span text:style-name="T7">or </text:span><text:span text:style-name="T7">change, </text:span><text:span text:style-name="T7">running </text:span><text:span text:style-name="T7">a sub-</text:span><text:span text:style-name="T7">system’</text:span><text:span text:style-name="T7">s or </text:span><text:span text:style-name="T7">sub-</text:span><text:span text:style-name="T7">function’</text:span><text:span text:style-name="T7">s </text:span><text:span text:style-name="T7">process</text:span><text:span text:style-name="T7">, etc.</text:span></text:p>
            <text:p><text:span text:style-name="T6">4. </text:span><text:span text:style-name="T7">A </text:span><text:span text:style-name="T7">driver </text:span><text:span text:style-name="T7">allows </text:span><text:span text:style-name="T7">commu</text:span><text:span text:style-name="T7">nication </text:span><text:span text:style-name="T7">to </text:span><text:span text:style-name="T7">hardwar</text:span><text:span text:style-name="T7">e, </text:span><text:span text:style-name="T7">wrapper</text:span><text:span text:style-name="T7">s to pre-</text:span><text:span text:style-name="T7">existing </text:span><text:span text:style-name="T7">libraries, </text:span><text:span text:style-name="T7">etc.</text:span></text:p>
          </draw:text-box>
        </draw:frame>
        <draw:frame draw:style-name="gr17" draw:text-style-name="P14" draw:layer="layout" svg:width="2.223cm" svg:height="0.645cm" svg:x="3.388cm" svg:y="8.823cm">
          <draw:text-box>
            <text:p text:style-name="P13"><text:span text:style-name="T8">Module 1</text:span></text:p>
          </draw:text-box>
        </draw:frame>
        <draw:frame draw:style-name="gr17" draw:text-style-name="P14" draw:layer="layout" svg:width="2.223cm" svg:height="0.645cm" svg:x="11.008cm" svg:y="8.824cm">
          <draw:text-box>
            <text:p text:style-name="P13"><text:span text:style-name="T8">Module 2</text:span></text:p>
          </draw:text-box>
        </draw:frame>
        <draw:frame draw:style-name="gr17" draw:text-style-name="P14" draw:layer="layout" svg:width="2.223cm" svg:height="0.645cm" svg:x="18.628cm" svg:y="8.825cm">
          <draw:text-box>
            <text:p text:style-name="P13"><text:span text:style-name="T8">Module N</text:span></text:p>
          </draw:text-box>
        </draw:frame>
        <draw:frame draw:style-name="gr18" draw:text-style-name="P16" draw:layer="layout" svg:width="7.938cm" svg:height="3.493cm" svg:x="1cm" svg:y="1cm">
          <draw:text-box>
            <text:p text:style-name="P15"><text:span text:style-name="T9">A JcM </text:span><text:span text:style-name="T9">Archit</text:span><text:span text:style-name="T9">ectur</text:span><text:span text:style-name="T9">e</text:span></text:p>
            <text:p text:style-name="P15"><text:span text:style-name="T9"/></text:p>
            <text:p text:style-name="P15"><text:span text:style-name="T10">Super </text:span><text:span text:style-name="T10">Loop </text:span><text:span text:style-name="T10">Design</text:span></text:p>
          </draw:text-box>
        </draw:frame>
        <draw:connector draw:style-name="gr19" draw:text-style-name="P3" draw:layer="layout" svg:x1="8.899cm" svg:y1="6.486cm" svg:x2="11.43cm" svg:y2="6.486cm" draw:start-shape="id3" draw:start-glue-point="1" draw:end-shape="id5" draw:end-glue-point="3" svg:d="M8899 6486h2531" svg:viewBox="0 0 2532 1">
          <text:p/>
        </draw:connector>
        <draw:connector draw:style-name="gr20" draw:text-style-name="P3" draw:layer="layout" svg:x1="16.51cm" svg:y1="6.486cm" svg:x2="19.059cm" svg:y2="6.486cm" draw:start-shape="id5" draw:start-glue-point="1" draw:end-shape="id7" draw:end-glue-point="3" svg:d="M16510 6486h2549" svg:viewBox="0 0 2550 1">
          <text:p/>
        </draw:connector>
      </draw:page>
      <draw:page draw:name="page2" draw:style-name="dp1" draw:master-page-name="Default">
        <draw:custom-shape draw:style-name="gr21" draw:text-style-name="P2" xml:id="id9" draw:id="id9" draw:layer="layout" svg:width="3.492cm" svg:height="1.719cm" svg:x="5.445cm" svg:y="2.27cm">
          <text:p text:style-name="P17"><text:span text:style-name="T1">Th</text:span><text:span text:style-name="T1">re</text:span><text:span text:style-name="T1">ad </text:span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3" draw:layer="layout" svg:width="2.735cm" svg:height="7.315cm" svg:x="2.226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0" draw:id="id10" draw:layer="layout" svg:width="11.697cm" svg:height="2.863cm" svg:x="1.36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1.697cm" svg:height="2.863cm" svg:x="1.368cm" svg:y="10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4.448cm" svg:height="5.08cm" svg:x="1.746cm" svg:y="15.2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xml:id="id13" draw:id="id13" draw:layer="layout" svg:width="2.431cm" svg:height="1.527cm" svg:x="6.001cm" svg:y="5.732cm">
          <text:p text:style-name="P18"><text:span text:style-name="T2">Inte</text:span><text:span text:style-name="T2">rfac</text:span><text:span text:style-name="T2">e </text:span><text:span text:style-name="T2">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14" draw:id="id14" draw:layer="layout" svg:width="2.431cm" svg:height="1.527cm" svg:x="6.001cm" svg:y="10.821cm">
          <text:p text:style-name="P18"><text:span text:style-name="T2">Controller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08cm" svg:height="1.524cm" svg:x="11.43cm" svg:y="15.884cm">
          <text:p text:style-name="P18"><text:span text:style-name="T2">Driver 2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11" draw:id="id11" draw:layer="layout" svg:width="2.43cm" svg:height="1.527cm" svg:x="2.36cm" svg:y="5.732cm">
          <text:p text:style-name="P18"><text:span text:style-name="T2">Interface 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15" draw:id="id15" draw:layer="layout" svg:width="2.431cm" svg:height="1.527cm" svg:x="9.651cm" svg:y="5.732cm">
          <text:p text:style-name="P18"><text:span text:style-name="T2">Interface 1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16" draw:id="id16" draw:layer="layout" svg:width="2.431cm" svg:height="1.527cm" svg:x="9.651cm" svg:y="10.821cm">
          <text:p text:style-name="P18"><text:span text:style-name="T2">Controller 1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5.884cm">
          <text:p text:style-name="P18"><text:span text:style-name="T2">Driver 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2" draw:id="id12" draw:layer="layout" svg:width="2.43cm" svg:height="1.527cm" svg:x="2.36cm" svg:y="10.821cm">
          <text:p text:style-name="P18"><text:span text:style-name="T2">Controller </text:span><text:span text:style-name="T2">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5.08cm" svg:height="1.524cm" svg:x="3.819cm" svg:y="15.884cm">
          <text:p text:style-name="P18"><text:span text:style-name="T2">Driver 1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.734cm" svg:height="7.315cm" svg:x="5.872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34cm" svg:height="7.315cm" svg:x="9.518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1" draw:layer="layout" svg:width="3.817cm" svg:height="0.725cm" draw:transform="rotate (1.5707963267949) translate (0.841cm 8.303cm)">
          <draw:text-box>
            <text:p text:style-name="P10"><text:span text:style-name="T3">INTERF</text:span><text:span text:style-name="T3">ACES</text:span></text:p>
          </draw:text-box>
        </draw:frame>
        <draw:frame draw:style-name="gr31" draw:text-style-name="P11" draw:layer="layout" svg:width="3.817cm" svg:height="0.725cm" draw:transform="rotate (1.5707963267949) translate (0.842cm 13.392cm)">
          <draw:text-box>
            <text:p text:style-name="P10"><text:span text:style-name="T3">CONTR</text:span><text:span text:style-name="T3">OLLERS</text:span></text:p>
          </draw:text-box>
        </draw:frame>
        <draw:frame draw:style-name="gr10" draw:text-style-name="P11" draw:layer="layout" svg:width="3.81cm" svg:height="0.763cm" draw:transform="rotate (1.5707963267949) translate (1.023cm 20.66cm)">
          <draw:text-box>
            <text:p text:style-name="P10"><text:span text:style-name="T3">DRIVER</text:span><text:span text:style-name="T3">S</text:span></text:p>
          </draw:text-box>
        </draw:frame>
        <draw:connector draw:style-name="gr11" draw:text-style-name="P3" draw:layer="layout" draw:type="line" svg:x1="7.191cm" svg:y1="3.989cm" svg:x2="7.216cm" svg:y2="5.134cm" draw:start-shape="id9" draw:start-glue-point="8" draw:end-shape="id10" draw:end-glue-point="0" svg:d="M7191 3989l25 1145" svg:viewBox="0 0 26 1146">
          <text:p/>
        </draw:connector>
        <draw:custom-shape draw:style-name="gr8" draw:text-style-name="P9" draw:layer="layout" svg:width="5.08cm" svg:height="1.524cm" svg:x="3.819cm" svg:y="18.424cm">
          <text:p text:style-name="P18"><text:span text:style-name="T2">Driver 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8.424cm">
          <text:p text:style-name="P18"><text:span text:style-name="T2">Driver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8.424cm">
          <text:p text:style-name="P18"><text:span text:style-name="T2">Driver 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5.416cm" svg:y1="10.223cm" svg:x2="5.416cm" svg:y2="7.997cm" svg:d="M5416 10223v-2226" svg:viewBox="0 0 1 2227">
          <text:p/>
        </draw:connector>
        <draw:connector draw:style-name="gr12" draw:text-style-name="P3" draw:layer="layout" draw:type="line" svg:x1="9.056cm" svg:y1="10.197cm" svg:x2="9.056cm" svg:y2="7.971cm" svg:d="M9056 10197v-2226" svg:viewBox="0 0 1 2227">
          <text:p/>
        </draw:connector>
        <draw:connector draw:style-name="gr12" draw:text-style-name="P3" draw:layer="layout" draw:type="line" svg:x1="5.41cm" svg:y1="13.048cm" svg:x2="5.41cm" svg:y2="15.274cm" svg:d="M5410 13048v2226" svg:viewBox="0 0 1 2227">
          <text:p/>
        </draw:connector>
        <draw:connector draw:style-name="gr12" draw:text-style-name="P3" draw:layer="layout" draw:type="line" svg:x1="9.056cm" svg:y1="13.061cm" svg:x2="9.056cm" svg:y2="15.287cm" svg:d="M9056 13061v2226" svg:viewBox="0 0 1 2227">
          <text:p/>
        </draw:connector>
        <draw:connector draw:style-name="gr13" draw:text-style-name="P3" draw:layer="layout" draw:type="line" svg:x1="3.575cm" svg:y1="7.259cm" svg:x2="3.575cm" svg:y2="10.821cm" draw:start-shape="id11" draw:start-glue-point="2" draw:end-shape="id12" draw:end-glue-point="0" svg:d="M3575 7259v3562" svg:viewBox="0 0 1 3563">
          <text:p/>
        </draw:connector>
        <draw:connector draw:style-name="gr14" draw:text-style-name="P3" draw:layer="layout" draw:type="line" svg:x1="7.216cm" svg:y1="7.259cm" svg:x2="7.216cm" svg:y2="10.821cm" draw:start-shape="id13" draw:start-glue-point="2" draw:end-shape="id14" draw:end-glue-point="0" svg:d="M7216 7259v3562" svg:viewBox="0 0 1 3563">
          <text:p/>
        </draw:connector>
        <draw:connector draw:style-name="gr15" draw:text-style-name="P3" draw:layer="layout" draw:type="line" svg:x1="10.866cm" svg:y1="7.259cm" svg:x2="10.866cm" svg:y2="10.821cm" draw:start-shape="id15" draw:start-glue-point="2" draw:end-shape="id16" draw:end-glue-point="0" svg:d="M10866 7259v3562" svg:viewBox="0 0 1 3563">
          <text:p/>
        </draw:connector>
        <draw:frame draw:style-name="gr32" draw:text-style-name="P20" draw:layer="layout" svg:width="1.587cm" svg:height="0.887cm" svg:x="2.067cm" svg:y="8.837cm">
          <draw:text-box>
            <text:p text:style-name="P19"><text:span text:style-name="T4">Module 1.1</text:span></text:p>
          </draw:text-box>
        </draw:frame>
        <draw:frame draw:style-name="gr32" draw:text-style-name="P20" draw:layer="layout" svg:width="1.6cm" svg:height="0.887cm" svg:x="5.75cm" svg:y="8.838cm">
          <draw:text-box>
            <text:p text:style-name="P19"><text:span text:style-name="T4">Module 1.2</text:span></text:p>
          </draw:text-box>
        </draw:frame>
        <draw:frame draw:style-name="gr33" draw:text-style-name="P20" draw:layer="layout" svg:width="1.753cm" svg:height="0.887cm" svg:x="9.407cm" svg:y="8.849cm">
          <draw:text-box>
            <text:p text:style-name="P19"><text:span text:style-name="T4">Module 1.N</text:span></text:p>
          </draw:text-box>
        </draw:frame>
        <draw:custom-shape draw:style-name="gr21" draw:text-style-name="P2" xml:id="id17" draw:id="id17" draw:layer="layout" svg:width="3.492cm" svg:height="1.719cm" svg:x="18.456cm" svg:y="2.25cm">
          <text:p text:style-name="P17"><text:span text:style-name="T1">Th</text:span><text:span text:style-name="T1">re</text:span><text:span text:style-name="T1">ad </text:span><text:span text:style-name="T1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3" draw:layer="layout" svg:width="2.735cm" svg:height="7.315cm" svg:x="15.237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8" draw:id="id18" draw:layer="layout" svg:width="11.697cm" svg:height="2.863cm" svg:x="14.379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1.697cm" svg:height="2.863cm" svg:x="14.379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21" draw:id="id21" draw:layer="layout" svg:width="2.431cm" svg:height="1.527cm" svg:x="19.012cm" svg:y="5.712cm">
          <text:p text:style-name="P18"><text:span text:style-name="T2">Interface N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2" draw:id="id22" draw:layer="layout" svg:width="2.431cm" svg:height="1.527cm" svg:x="19.012cm" svg:y="10.801cm">
          <text:p text:style-name="P18"><text:span text:style-name="T2">Controller N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xml:id="id19" draw:id="id19" draw:layer="layout" svg:width="2.43cm" svg:height="1.527cm" svg:x="15.371cm" svg:y="5.712cm">
          <text:p text:style-name="P18"><text:span text:style-name="T2">Interface N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23" draw:id="id23" draw:layer="layout" svg:width="2.431cm" svg:height="1.527cm" svg:x="22.662cm" svg:y="5.712cm">
          <text:p text:style-name="P18"><text:span text:style-name="T2">Interface N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4" draw:id="id24" draw:layer="layout" svg:width="2.431cm" svg:height="1.527cm" svg:x="22.662cm" svg:y="10.801cm">
          <text:p text:style-name="P18"><text:span text:style-name="T2">Controller N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0" draw:id="id20" draw:layer="layout" svg:width="2.43cm" svg:height="1.527cm" svg:x="15.371cm" svg:y="10.801cm">
          <text:p text:style-name="P18"><text:span text:style-name="T2">Controller N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34cm" svg:height="7.315cm" svg:x="18.883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34cm" svg:height="7.315cm" svg:x="22.529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1" draw:layer="layout" svg:width="3.817cm" svg:height="0.725cm" draw:transform="rotate (1.5707963267949) translate (13.852cm 8.283cm)">
          <draw:text-box>
            <text:p text:style-name="P10"><text:span text:style-name="T3">INTERF</text:span><text:span text:style-name="T3">ACES</text:span></text:p>
          </draw:text-box>
        </draw:frame>
        <draw:frame draw:style-name="gr31" draw:text-style-name="P11" draw:layer="layout" svg:width="3.817cm" svg:height="0.725cm" draw:transform="rotate (1.5707963267949) translate (13.853cm 13.372cm)">
          <draw:text-box>
            <text:p text:style-name="P10"><text:span text:style-name="T3">CONTR</text:span><text:span text:style-name="T3">OLLERS</text:span></text:p>
          </draw:text-box>
        </draw:frame>
        <draw:connector draw:style-name="gr11" draw:text-style-name="P3" draw:layer="layout" draw:type="line" svg:x1="20.202cm" svg:y1="3.969cm" svg:x2="20.227cm" svg:y2="5.114cm" draw:start-shape="id17" draw:start-glue-point="8" draw:end-shape="id18" draw:end-glue-point="0" svg:d="M20202 3969l25 1145" svg:viewBox="0 0 26 1146">
          <text:p/>
        </draw:connector>
        <draw:connector draw:style-name="gr12" draw:text-style-name="P3" draw:layer="layout" draw:type="line" svg:x1="18.427cm" svg:y1="10.203cm" svg:x2="18.427cm" svg:y2="7.977cm" svg:d="M18427 10203v-2226" svg:viewBox="0 0 1 2227">
          <text:p/>
        </draw:connector>
        <draw:connector draw:style-name="gr12" draw:text-style-name="P3" draw:layer="layout" draw:type="line" svg:x1="22.067cm" svg:y1="10.177cm" svg:x2="22.067cm" svg:y2="7.951cm" svg:d="M22067 10177v-2226" svg:viewBox="0 0 1 2227">
          <text:p/>
        </draw:connector>
        <draw:connector draw:style-name="gr12" draw:text-style-name="P3" draw:layer="layout" draw:type="line" svg:x1="18.421cm" svg:y1="13.028cm" svg:x2="18.421cm" svg:y2="15.254cm" svg:d="M18421 13028v2226" svg:viewBox="0 0 1 2227">
          <text:p/>
        </draw:connector>
        <draw:connector draw:style-name="gr12" draw:text-style-name="P3" draw:layer="layout" draw:type="line" svg:x1="22.067cm" svg:y1="13.041cm" svg:x2="22.067cm" svg:y2="15.267cm" svg:d="M22067 13041v2226" svg:viewBox="0 0 1 2227">
          <text:p/>
        </draw:connector>
        <draw:connector draw:style-name="gr13" draw:text-style-name="P3" draw:layer="layout" draw:type="line" svg:x1="16.586cm" svg:y1="7.239cm" svg:x2="16.586cm" svg:y2="10.801cm" draw:start-shape="id19" draw:start-glue-point="2" draw:end-shape="id20" draw:end-glue-point="0" svg:d="M16586 7239v3562" svg:viewBox="0 0 1 3563">
          <text:p/>
        </draw:connector>
        <draw:connector draw:style-name="gr14" draw:text-style-name="P3" draw:layer="layout" draw:type="line" svg:x1="20.227cm" svg:y1="7.239cm" svg:x2="20.227cm" svg:y2="10.801cm" draw:start-shape="id21" draw:start-glue-point="2" draw:end-shape="id22" draw:end-glue-point="0" svg:d="M20227 7239v3562" svg:viewBox="0 0 1 3563">
          <text:p/>
        </draw:connector>
        <draw:connector draw:style-name="gr15" draw:text-style-name="P3" draw:layer="layout" draw:type="line" svg:x1="23.877cm" svg:y1="7.239cm" svg:x2="23.877cm" svg:y2="10.801cm" draw:start-shape="id23" draw:start-glue-point="2" draw:end-shape="id24" draw:end-glue-point="0" svg:d="M23877 7239v3562" svg:viewBox="0 0 1 3563">
          <text:p/>
        </draw:connector>
        <draw:frame draw:style-name="gr32" draw:text-style-name="P20" draw:layer="layout" svg:width="1.587cm" svg:height="0.887cm" svg:x="15.078cm" svg:y="8.817cm">
          <draw:text-box>
            <text:p text:style-name="P19"><text:span text:style-name="T4">Module 1.1</text:span></text:p>
          </draw:text-box>
        </draw:frame>
        <draw:frame draw:style-name="gr32" draw:text-style-name="P20" draw:layer="layout" svg:width="1.6cm" svg:height="0.887cm" svg:x="18.761cm" svg:y="8.818cm">
          <draw:text-box>
            <text:p text:style-name="P19"><text:span text:style-name="T4">Module 1.2</text:span></text:p>
          </draw:text-box>
        </draw:frame>
        <draw:frame draw:style-name="gr33" draw:text-style-name="P20" draw:layer="layout" svg:width="1.753cm" svg:height="0.887cm" svg:x="22.418cm" svg:y="8.829cm">
          <draw:text-box>
            <text:p text:style-name="P19"><text:span text:style-name="T4">Module 1.N</text:span></text:p>
          </draw:text-box>
        </draw:frame>
        <draw:frame draw:style-name="gr18" draw:text-style-name="P22" draw:layer="layout" svg:width="7.938cm" svg:height="3.493cm" svg:x="10.001cm" svg:y="1.001cm">
          <draw:text-box>
            <text:p text:style-name="P21"><text:span text:style-name="T9">A JcM </text:span><text:span text:style-name="T9">Archit</text:span><text:span text:style-name="T9">ectur</text:span><text:span text:style-name="T9">e</text:span></text:p>
            <text:p text:style-name="P21"><text:span text:style-name="T9"/></text:p>
            <text:p text:style-name="P21"><text:span text:style-name="T10">RTOS </text:span><text:span text:style-name="T10">Design</text:span></text:p>
          </draw:text-box>
        </draw:frame>
        <draw:connector draw:style-name="gr34" draw:text-style-name="P3" draw:layer="layout" svg:x1="4.79cm" svg:y1="6.495cm" svg:x2="6.001cm" svg:y2="6.495cm" draw:start-shape="id11" draw:start-glue-point="1" draw:end-shape="id13" draw:end-glue-point="3" svg:d="M4790 6495h1211" svg:viewBox="0 0 1212 1">
          <text:p/>
        </draw:connector>
        <draw:connector draw:style-name="gr35" draw:text-style-name="P3" draw:layer="layout" svg:x1="8.432cm" svg:y1="6.495cm" svg:x2="9.651cm" svg:y2="6.495cm" draw:start-shape="id13" draw:start-glue-point="1" draw:end-shape="id15" draw:end-glue-point="3" svg:d="M8432 6495h1219" svg:viewBox="0 0 1220 1">
          <text:p/>
        </draw:connector>
        <draw:connector draw:style-name="gr36" draw:text-style-name="P3" draw:layer="layout" svg:x1="17.801cm" svg:y1="6.475cm" svg:x2="19.012cm" svg:y2="6.475cm" draw:start-shape="id19" draw:start-glue-point="1" draw:end-shape="id21" draw:end-glue-point="3" svg:d="M17801 6475h1211" svg:viewBox="0 0 1212 1">
          <text:p/>
        </draw:connector>
        <draw:connector draw:style-name="gr37" draw:text-style-name="P3" draw:layer="layout" svg:x1="21.443cm" svg:y1="6.475cm" svg:x2="22.662cm" svg:y2="6.475cm" draw:start-shape="id21" draw:start-glue-point="1" draw:end-shape="id23" draw:end-glue-point="3" svg:d="M21443 6475h1219" svg:viewBox="0 0 1220 1">
          <text:p/>
        </draw:connector>
      </draw:page>
      <draw:page draw:name="page3" draw:style-name="dp1" draw:master-page-name="Default">
        <draw:custom-shape draw:style-name="gr1" draw:text-style-name="P2" xml:id="id25" draw:id="id25" draw:layer="layout" svg:width="4.651cm" svg:height="2.781cm" svg:x="11.645cm" svg:y="1.203cm">
          <text:p text:style-name="P17"><text:span text:style-name="T1">M</text:span><text:span text:style-name="T1">ai</text:span><text:span text:style-name="T1">n/</text:span><text:span text:style-name="T1">Ini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6" draw:id="id26" draw:layer="layout" svg:width="24.448cm" svg:height="2.858cm" svg:x="1.746cm" svg:y="5.127cm">
          <text:p text:style-name="P1">Data/State Buffer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24.448cm" svg:height="2.858cm" svg:x="1.746cm" svg:y="10.1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4.448cm" svg:height="5.08cm" svg:x="1.746cm" svg:y="15.2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11.43cm" svg:y="10.804cm">
          <text:p text:style-name="P18"><text:span text:style-name="T2">ISR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5.884cm">
          <text:p text:style-name="P18"><text:span text:style-name="T2">Driver 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19.059cm" svg:y="10.804cm">
          <text:p text:style-name="P18"><text:span text:style-name="T2">ISR 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5.884cm">
          <text:p text:style-name="P18"><text:span text:style-name="T2">Driver 3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3.819cm" svg:y="10.804cm">
          <text:p text:style-name="P18"><text:span text:style-name="T2">ISR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3.819cm" svg:y="15.884cm">
          <text:p text:style-name="P18"><text:span text:style-name="T2">Driver 1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81cm" svg:height="0.763cm" draw:transform="rotate (1.5707963267949) translate (1.021cm 8.29cm)">
          <draw:text-box>
            <text:p text:style-name="P10"><text:span text:style-name="T3">Buffer</text:span></text:p>
          </draw:text-box>
        </draw:frame>
        <draw:frame draw:style-name="gr10" draw:text-style-name="P11" draw:layer="layout" svg:width="3.81cm" svg:height="0.763cm" draw:transform="rotate (1.5707963267949) translate (1.022cm 13.37cm)">
          <draw:text-box>
            <text:p text:style-name="P10"><text:span text:style-name="T3">ISRs</text:span></text:p>
          </draw:text-box>
        </draw:frame>
        <draw:frame draw:style-name="gr10" draw:text-style-name="P11" draw:layer="layout" svg:width="3.81cm" svg:height="0.763cm" draw:transform="rotate (1.5707963267949) translate (1.023cm 20.66cm)">
          <draw:text-box>
            <text:p text:style-name="P10"><text:span text:style-name="T3">DRIVER</text:span><text:span text:style-name="T3">S</text:span></text:p>
          </draw:text-box>
        </draw:frame>
        <draw:connector draw:style-name="gr11" draw:text-style-name="P3" draw:layer="layout" draw:type="line" svg:x1="13.971cm" svg:y1="3.984cm" svg:x2="13.97cm" svg:y2="5.127cm" draw:start-shape="id25" draw:start-glue-point="8" draw:end-shape="id26" draw:end-glue-point="0" svg:d="M13971 3984l-1 1143" svg:viewBox="0 0 2 1144">
          <text:p/>
        </draw:connector>
        <draw:custom-shape draw:style-name="gr8" draw:text-style-name="P9" draw:layer="layout" svg:width="5.08cm" svg:height="1.524cm" svg:x="3.819cm" svg:y="18.424cm">
          <text:p text:style-name="P18"><text:span text:style-name="T2">Driver 4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1.43cm" svg:y="18.424cm">
          <text:p text:style-name="P18"><text:span text:style-name="T2">Driver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524cm" svg:x="19.059cm" svg:y="18.424cm">
          <text:p text:style-name="P18"><text:span text:style-name="T2">Driver 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10.207cm" svg:y1="10.207cm" svg:x2="10.207cm" svg:y2="7.985cm" svg:d="M10207 10207v-2222" svg:viewBox="0 0 1 2223">
          <text:p/>
        </draw:connector>
        <draw:connector draw:style-name="gr12" draw:text-style-name="P3" draw:layer="layout" draw:type="line" svg:x1="17.815cm" svg:y1="10.181cm" svg:x2="17.815cm" svg:y2="7.959cm" svg:d="M17815 10181v-2222" svg:viewBox="0 0 1 2223">
          <text:p/>
        </draw:connector>
        <draw:connector draw:style-name="gr12" draw:text-style-name="P3" draw:layer="layout" draw:type="line" svg:x1="25.435cm" svg:y1="10.207cm" svg:x2="25.435cm" svg:y2="7.985cm" svg:d="M25435 10207v-2222" svg:viewBox="0 0 1 2223">
          <text:p/>
        </draw:connector>
        <draw:connector draw:style-name="gr12" draw:text-style-name="P3" draw:layer="layout" draw:type="line" svg:x1="2.575cm" svg:y1="10.234cm" svg:x2="2.575cm" svg:y2="8.012cm" svg:d="M2575 10234v-2222" svg:viewBox="0 0 1 2223">
          <text:p/>
        </draw:connector>
        <draw:connector draw:style-name="gr12" draw:text-style-name="P3" draw:layer="layout" draw:type="line" svg:x1="10.195cm" svg:y1="13.027cm" svg:x2="10.195cm" svg:y2="15.249cm" svg:d="M10195 13027v2222" svg:viewBox="0 0 1 2223">
          <text:p/>
        </draw:connector>
        <draw:connector draw:style-name="gr12" draw:text-style-name="P3" draw:layer="layout" draw:type="line" svg:x1="17.815cm" svg:y1="13.04cm" svg:x2="17.815cm" svg:y2="15.262cm" svg:d="M17815 13040v2222" svg:viewBox="0 0 1 2223">
          <text:p/>
        </draw:connector>
        <draw:connector draw:style-name="gr12" draw:text-style-name="P3" draw:layer="layout" draw:type="line" svg:x1="25.435cm" svg:y1="12.975cm" svg:x2="25.435cm" svg:y2="15.197cm" svg:d="M25435 12975v2222" svg:viewBox="0 0 1 2223">
          <text:p/>
        </draw:connector>
        <draw:connector draw:style-name="gr12" draw:text-style-name="P3" draw:layer="layout" draw:type="line" svg:x1="2.575cm" svg:y1="13.04cm" svg:x2="2.575cm" svg:y2="15.262cm" svg:d="M2575 13040v2222" svg:viewBox="0 0 1 2223">
          <text:p/>
        </draw:connector>
        <draw:frame draw:style-name="gr18" draw:text-style-name="P24" draw:layer="layout" svg:width="7.938cm" svg:height="3.493cm" svg:x="1cm" svg:y="1cm">
          <draw:text-box>
            <text:p text:style-name="P23"><text:span text:style-name="T9">A JcM </text:span><text:span text:style-name="T9">Archit</text:span><text:span text:style-name="T9">ectur</text:span><text:span text:style-name="T9">e</text:span></text:p>
            <text:p text:style-name="P23"><text:span text:style-name="T9"/></text:p>
            <text:p text:style-name="P23"><text:span text:style-name="T10">Event </text:span><text:span text:style-name="T10">Driven </text:span><text:span text:style-name="T10">Desig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2:37:28.602814543</meta:creation-date>
    <dc:date>2022-05-15T14:21:44.990889881</dc:date>
    <meta:editing-duration>PT1H10M7S</meta:editing-duration>
    <meta:editing-cycles>14</meta:editing-cycles>
    <meta:generator>LibreOffice/7.3.3.2$Linux_X86_64 LibreOffice_project/30$Build-2</meta:generator>
    <meta:document-statistic meta:object-count="130"/>
  </office:meta>
</office:document-meta>
</file>